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274cm" fo:min-width="2.548cm"/>
    </style:style>
    <style:style style:name="gr2" style:family="graphic" style:parent-style-name="standard">
      <style:graphic-properties draw:fill="solid" draw:fill-color="#ffaaaa" draw:textarea-horizontal-align="justify" draw:textarea-vertical-align="middle" draw:auto-grow-height="false" fo:min-height="1.126cm" fo:min-width="2.4cm"/>
    </style:style>
    <style:style style:name="gr3" style:family="graphic" style:parent-style-name="standard">
      <style:graphic-properties draw:stroke="none" svg:stroke-color="#000000" draw:fill="none" draw:fill-color="#ffffff" fo:min-height="2.67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objectwithoutfill">
      <style:graphic-properties draw:stroke="dash" draw:stroke-dash="Ultrafine_20_Dashed" svg:stroke-color="#000000" draw:marker-end="Symmetric_20_Arrow" draw:marker-end-width="0.203cm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00" draw:marker-end="Symmetric_20_Arrow" draw:fill="none" draw:textarea-vertical-align="middl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ffaaaa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3pt" style:font-size-asian="18pt" style:font-size-complex="18pt"/>
    </style:style>
    <style:style style:name="P7" style:family="paragraph">
      <loext:graphic-properties draw:fill="none" draw:fill-color="#ffffff"/>
      <style:text-properties fo:font-size="13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524cm" svg:x="0.127cm" svg:y="2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524cm" svg:x="4.064cm" svg:y="2.9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524cm" svg:x="0.127cm" svg:y="0.12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" draw:text-style-name="P4" draw:layer="layout" svg:width="5.207cm" svg:height="2.921cm" svg:x="0.254cm" svg:y="0.381cm">
            <draw:text-box>
              <text:p text:style-name="P3"><text:span text:style-name="T1">0 <text:s text:c="5"/>“a”</text:span></text:p>
            </draw:text-box>
          </draw:frame>
          <draw:line draw:style-name="gr4" draw:text-style-name="P5" draw:layer="layout" svg:x1="1.016cm" svg:y1="0.889cm" svg:x2="1.778cm" svg:y2="0.889cm">
            <text:p/>
          </draw:line>
        </draw:g>
        <draw:frame draw:style-name="gr3" draw:text-style-name="P4" draw:layer="layout" svg:width="5.207cm" svg:height="2.921cm" svg:x="0.254cm" svg:y="3.175cm">
          <draw:text-box>
            <text:p text:style-name="P3"><text:span text:style-name="T1">(0, “a”)</text:span></text:p>
          </draw:text-box>
        </draw:frame>
        <draw:custom-shape draw:style-name="gr2" draw:text-style-name="P2" draw:layer="layout" svg:width="3.048cm" svg:height="1.524cm" svg:x="4.064cm" svg:y="0.12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" draw:text-style-name="P4" draw:layer="layout" svg:width="5.207cm" svg:height="2.921cm" svg:x="4.191cm" svg:y="0.381cm">
            <draw:text-box>
              <text:p text:style-name="P3"><text:span text:style-name="T1">1 <text:s text:c="5"/>“b”</text:span></text:p>
            </draw:text-box>
          </draw:frame>
          <draw:line draw:style-name="gr4" draw:text-style-name="P5" draw:layer="layout" svg:x1="4.953cm" svg:y1="0.889cm" svg:x2="5.715cm" svg:y2="0.889cm">
            <text:p/>
          </draw:line>
        </draw:g>
        <draw:frame draw:style-name="gr3" draw:text-style-name="P4" draw:layer="layout" svg:width="5.207cm" svg:height="2.921cm" svg:x="4.191cm" svg:y="3.175cm">
          <draw:text-box>
            <text:p text:style-name="P3"><text:span text:style-name="T1">(0, </text:span><text:span text:style-name="T1">“b</text:span><text:span text:style-name="T1">”)</text:span></text:p>
          </draw:text-box>
        </draw:frame>
        <draw:frame draw:style-name="gr5" draw:text-style-name="P7" draw:layer="layout" svg:width="3.556cm" svg:height="0.889cm" svg:x="2.667cm" svg:y="1.905cm">
          <draw:text-box>
            <text:p text:style-name="P6"><text:span text:style-name="T2">1 – 0 – 1 = </text:span><text:span text:style-name="T2">0</text:span></text:p>
          </draw:text-box>
        </draw:frame>
        <draw:line draw:style-name="gr6" draw:text-style-name="P5" draw:layer="layout" svg:x1="5.239cm" svg:y1="2.54cm" svg:x2="4.858cm" svg:y2="3.302cm">
          <text:p/>
        </draw:line>
        <draw:line draw:style-name="gr6" draw:text-style-name="P5" draw:layer="layout" svg:x1="4.445cm" svg:y1="1.143cm" svg:x2="3.175cm" svg:y2="2.032cm">
          <text:p/>
        </draw:line>
        <draw:path draw:style-name="gr7" draw:text-style-name="P5" draw:layer="layout" svg:width="2.852cm" svg:height="1.758cm" draw:transform="skewX (-0.0762708883121522) rotate (-1.02049401364109) translate (2.19118699454525cm 0.108441152202456cm)" svg:viewBox="0 0 2853 1759" svg:d="M0 1759c2682 1 2853-1759 2853-1759">
          <text:p/>
        </draw:path>
        <draw:g>
          <draw:custom-shape draw:style-name="gr1" draw:text-style-name="P1" draw:layer="layout" svg:width="3.048cm" svg:height="1.524cm" svg:x="11.938cm" svg:y="2.9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048cm" svg:height="1.524cm" svg:x="8.001cm" svg:y="2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048cm" svg:height="1.524cm" svg:x="8.001cm" svg:y="0.12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" draw:text-style-name="P4" draw:layer="layout" svg:width="5.207cm" svg:height="2.921cm" svg:x="8.128cm" svg:y="0.381cm">
              <draw:text-box>
                <text:p text:style-name="P3"><text:span text:style-name="T1">3 <text:s text:c="5"/></text:span><text:span text:style-name="T1">“c”</text:span></text:p>
              </draw:text-box>
            </draw:frame>
            <draw:line draw:style-name="gr4" draw:text-style-name="P5" draw:layer="layout" svg:x1="8.89cm" svg:y1="0.889cm" svg:x2="9.652cm" svg:y2="0.889cm">
              <text:p/>
            </draw:line>
          </draw:g>
          <draw:frame draw:style-name="gr3" draw:text-style-name="P4" draw:layer="layout" svg:width="5.207cm" svg:height="2.921cm" svg:x="8.128cm" svg:y="3.175cm">
            <draw:text-box>
              <text:p text:style-name="P3"><text:span text:style-name="T1">(1, </text:span><text:span text:style-name="T1">“c”)</text:span></text:p>
            </draw:text-box>
          </draw:frame>
          <draw:custom-shape draw:style-name="gr2" draw:text-style-name="P2" draw:layer="layout" svg:width="3.048cm" svg:height="1.524cm" svg:x="11.938cm" svg:y="0.12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" draw:text-style-name="P4" draw:layer="layout" svg:width="5.207cm" svg:height="2.921cm" svg:x="12.065cm" svg:y="0.381cm">
              <draw:text-box>
                <text:p text:style-name="P3"><text:span text:style-name="T1">6 <text:s text:c="5"/>“d”</text:span></text:p>
              </draw:text-box>
            </draw:frame>
            <draw:line draw:style-name="gr4" draw:text-style-name="P5" draw:layer="layout" svg:x1="12.827cm" svg:y1="0.889cm" svg:x2="13.589cm" svg:y2="0.889cm">
              <text:p/>
            </draw:line>
          </draw:g>
          <draw:frame draw:style-name="gr3" draw:text-style-name="P4" draw:layer="layout" svg:width="5.207cm" svg:height="2.921cm" svg:x="12.065cm" svg:y="3.175cm">
            <draw:text-box>
              <text:p text:style-name="P3"><text:span text:style-name="T1">(2, “d”)</text:span></text:p>
            </draw:text-box>
          </draw:frame>
          <draw:frame draw:style-name="gr5" draw:text-style-name="P7" draw:layer="layout" svg:width="3.556cm" svg:height="0.889cm" svg:x="10.541cm" svg:y="1.905cm">
            <draw:text-box>
              <text:p text:style-name="P6"><text:span text:style-name="T2">6 – 3 – 1 </text:span><text:span text:style-name="T2">= 2</text:span></text:p>
            </draw:text-box>
          </draw:frame>
          <draw:line draw:style-name="gr6" draw:text-style-name="P5" draw:layer="layout" svg:x1="13.097cm" svg:y1="2.556cm" svg:x2="12.716cm" svg:y2="3.318cm">
            <text:p/>
          </draw:line>
          <draw:line draw:style-name="gr6" draw:text-style-name="P5" draw:layer="layout" svg:x1="12.319cm" svg:y1="1.143cm" svg:x2="11.049cm" svg:y2="2.032cm">
            <text:p/>
          </draw:line>
          <draw:frame draw:style-name="gr5" draw:text-style-name="P7" draw:layer="layout" svg:width="3.556cm" svg:height="0.889cm" svg:x="6.604cm" svg:y="1.905cm">
            <draw:text-box>
              <text:p text:style-name="P6"><text:span text:style-name="T2">3 – 1 – 1 </text:span><text:span text:style-name="T2">= 1</text:span></text:p>
            </draw:text-box>
          </draw:frame>
          <draw:line draw:style-name="gr6" draw:text-style-name="P5" draw:layer="layout" svg:x1="9.271cm" svg:y1="2.54cm" svg:x2="8.89cm" svg:y2="3.302cm">
            <text:p/>
          </draw:line>
          <draw:line draw:style-name="gr6" draw:text-style-name="P5" draw:layer="layout" svg:x1="8.382cm" svg:y1="1.143cm" svg:x2="7.112cm" svg:y2="2.032cm">
            <text:p/>
          </draw:line>
          <draw:path draw:style-name="gr7" draw:text-style-name="P5" draw:layer="layout" svg:width="2.761cm" svg:height="1.689cm" draw:transform="skewX (-0.0912807198793034) rotate (-1.02782439649946) translate (6.19314016174015cm 0.137265497763493cm)" svg:viewBox="0 0 2762 1690" svg:d="M0 1690c2596 1 2762-1690 2762-1690">
            <text:p/>
          </draw:path>
          <draw:path draw:style-name="gr7" draw:text-style-name="P5" draw:layer="layout" svg:width="2.761cm" svg:height="1.689cm" draw:transform="skewX (-0.0912807198793034) rotate (-1.02782439649946) translate (10.1301401617401cm 0.137265497763494cm)" svg:viewBox="0 0 2762 1690" svg:d="M0 1690c2596 1 2762-1690 2762-1690">
            <text:p/>
          </draw:path>
        </draw:g>
        <draw:g>
          <draw:custom-shape draw:style-name="gr1" draw:text-style-name="P1" draw:layer="layout" svg:width="3.048cm" svg:height="1.524cm" svg:x="15.875cm" svg:y="2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048cm" svg:height="1.524cm" svg:x="15.875cm" svg:y="0.12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" draw:text-style-name="P4" draw:layer="layout" svg:width="5.207cm" svg:height="2.921cm" svg:x="15.844cm" svg:y="0.365cm">
              <draw:text-box>
                <text:p text:style-name="P3"><text:span text:style-name="T1">1</text:span><text:span text:style-name="T1">0 </text:span><text:span text:style-name="T1"><text:s text:c="2"/></text:span><text:span text:style-name="T1"><text:s text:c="2"/></text:span><text:span text:style-name="T1">“</text:span><text:span text:style-name="T1">e</text:span><text:span text:style-name="T1">”</text:span></text:p>
              </draw:text-box>
            </draw:frame>
            <draw:line draw:style-name="gr4" draw:text-style-name="P5" draw:layer="layout" svg:x1="16.923cm" svg:y1="0.857cm" svg:x2="17.637cm" svg:y2="0.889cm">
              <text:p/>
            </draw:line>
          </draw:g>
          <draw:frame draw:style-name="gr3" draw:text-style-name="P4" draw:layer="layout" svg:width="5.207cm" svg:height="2.921cm" svg:x="16.002cm" svg:y="3.175cm">
            <draw:text-box>
              <text:p text:style-name="P3"><text:span text:style-name="T1">(3, “e”)</text:span></text:p>
            </draw:text-box>
          </draw:frame>
          <draw:frame draw:style-name="gr5" draw:text-style-name="P7" draw:layer="layout" svg:width="3.556cm" svg:height="0.889cm" svg:x="14.478cm" svg:y="1.905cm">
            <draw:text-box>
              <text:p text:style-name="P6"><text:span text:style-name="T2">1</text:span><text:span text:style-name="T2">0 </text:span><text:span text:style-name="T2">– </text:span><text:span text:style-name="T2">6 </text:span><text:span text:style-name="T2">– </text:span><text:span text:style-name="T2">1 </text:span><text:span text:style-name="T2">=</text:span><text:span text:style-name="T2"> </text:span><text:span text:style-name="T2">3</text:span></text:p>
            </draw:text-box>
          </draw:frame>
          <draw:line draw:style-name="gr6" draw:text-style-name="P5" draw:layer="layout" svg:x1="17.399cm" svg:y1="2.54cm" svg:x2="16.764cm" svg:y2="3.302cm">
            <text:p/>
          </draw:line>
          <draw:line draw:style-name="gr6" draw:text-style-name="P5" draw:layer="layout" svg:x1="16.383cm" svg:y1="1.143cm" svg:x2="15.113cm" svg:y2="2.032cm">
            <text:p/>
          </draw:line>
          <draw:path draw:style-name="gr7" draw:text-style-name="P5" draw:layer="layout" svg:width="2.829cm" svg:height="1.798cm" draw:transform="skewX (-0.0106465084371654) rotate (-0.988554488329589) translate (14.1917678604805cm 0.137925924737179cm)" svg:viewBox="0 0 2830 1799" svg:d="M0 1799c2661 0 2830-1799 2830-1799">
            <text:p/>
          </draw:path>
        </draw:g>
        <draw:line draw:style-name="gr6" draw:text-style-name="P5" draw:layer="layout" svg:x1="0.635cm" svg:y1="1.143cm" svg:x2="0.889cm" svg:y2="3.3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15:05:10.147032887</meta:creation-date>
    <dc:date>2019-09-21T16:16:43.126671979</dc:date>
    <meta:editing-duration>PT29M35S</meta:editing-duration>
    <meta:editing-cycles>9</meta:editing-cycles>
    <meta:generator>LibreOffice/6.0.7.3$Linux_X86_64 LibreOffice_project/00m0$Build-3</meta:generator>
    <meta:document-statistic meta:object-count="49"/>
  </office:meta>
</office:document-meta>
</file>